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co15" style:family="table-column">
      <style:table-column-properties fo:break-before="auto" style:column-width="17.7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5" table:number-columns-repeated="5"/>
            <table:table-cell table:style-name="ce92" table:number-columns-repeated="14"/>
            <table:table-cell table:style-name="ce94" table:number-columns-repeated="994"/>
          </table:table-row>
          <table:table-row table:style-name="ro2">
            <table:table-cell table:style-name="ce2" table:number-columns-repeated="9"/>
            <table:table-cell table:style-name="ce6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5" table:number-columns-repeated="5"/>
            <table:table-cell table:style-name="ce92" table:number-columns-repeated="14"/>
            <table:table-cell table:style-name="ce94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1" office:value-type="string" office:string-value="終止" calcext:value-type="string">
              <text:p><text:s/>終止 </text:p>
            </table:table-cell>
            <table:table-cell table:style-name="ce61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6" table:number-columns-repeated="4"/>
            <table:table-cell table:number-columns-repeated="2"/>
            <table:table-cell table:style-name="ce93" table:number-columns-repeated="4"/>
            <table:table-cell table:style-name="ce86"/>
            <table:table-cell table:style-name="ce93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5"/>
            <table:table-cell table:style-name="ce62" office:value-type="string" calcext:value-type="string">
              <text:p>收養</text:p>
            </table:table-cell>
            <table:table-cell table:style-name="ce62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7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8"/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46580" calcext:value-type="float">
            <text:p><text:s text:c="3"/>46,580</text:p>
          </table:table-cell>
          <table:table-cell table:style-name="ce57" office:value-type="float" office:value="2590" calcext:value-type="float">
            <text:p><text:s text:c="3"/>2,590</text:p>
          </table:table-cell>
          <table:table-cell table:style-name="ce57" office:value-type="float" office:value="2219" calcext:value-type="float">
            <text:p><text:s text:c="3"/>2,219</text:p>
          </table:table-cell>
          <table:table-cell table:style-name="ce57" office:value-type="float" office:value="453" calcext:value-type="float">
            <text:p><text:s text:c="3"/>453</text:p>
          </table:table-cell>
          <table:table-cell table:style-name="ce57"/>
          <table:table-cell table:style-name="ce80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4"/>
          <table:table-cell table:style-name="ce66"/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7"/>
          <table:table-cell table:style-name="ce80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4"/>
          <table:table-cell table:style-name="ce66"/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5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4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7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4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6" office:value-type="string" calcext:value-type="string">
            <text:p><text:s text:c="8"/></text:p>
          </table:table-cell>
          <table:table-cell table:style-name="ce5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6" office:value-type="float" office:value="118984" calcext:value-type="float">
            <text:p><text:s text:c="3"/>118,984</text:p>
          </table:table-cell>
          <table:table-cell table:style-name="ce56" office:value-type="float" office:value="80384" calcext:value-type="float">
            <text:p><text:s text:c="3"/>80,384</text:p>
          </table:table-cell>
          <table:table-cell table:style-name="ce56" office:value-type="float" office:value="2555" calcext:value-type="float">
            <text:p><text:s text:c="3"/>2,555</text:p>
          </table:table-cell>
          <table:table-cell table:style-name="ce56" office:value-type="float" office:value="1468" calcext:value-type="float">
            <text:p><text:s text:c="3"/>1,468</text:p>
          </table:table-cell>
          <table:table-cell table:style-name="ce56" office:value-type="float" office:value="457" calcext:value-type="float">
            <text:p><text:s text:c="3"/>457</text:p>
          </table:table-cell>
          <table:table-cell table:style-name="ce56" office:value-type="float" office:value="171483" calcext:value-type="float">
            <text:p><text:s text:c="3"/>171,483</text:p>
          </table:table-cell>
          <table:table-cell table:style-name="ce56" office:value-type="float" office:value="64866" calcext:value-type="float">
            <text:p><text:s text:c="3"/>64,86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7" office:value-type="float" office:value="108086" calcext:value-type="float">
            <text:p><text:s text:c="3"/>108,086</text:p>
          </table:table-cell>
          <table:table-cell table:style-name="ce57" office:value-type="float" office:value="50417" calcext:value-type="float">
            <text:p><text:s text:c="3"/>50,417</text:p>
          </table:table-cell>
          <table:table-cell table:style-name="ce57" office:value-type="float" office:value="2287" calcext:value-type="float">
            <text:p><text:s text:c="3"/>2,287</text:p>
          </table:table-cell>
          <table:table-cell table:style-name="ce57" office:value-type="float" office:value="1604" calcext:value-type="float">
            <text:p><text:s text:c="3"/>1,604</text:p>
          </table:table-cell>
          <table:table-cell table:style-name="ce57" office:value-type="float" office:value="377" calcext:value-type="float">
            <text:p><text:s text:c="3"/>377</text:p>
          </table:table-cell>
          <table:table-cell table:style-name="ce6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8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6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6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2114" calcext:value-type="float">
            <text:p><text:s text:c="3"/>102,114</text:p>
          </table:table-cell>
          <table:table-cell table:style-name="ce47" office:value-type="float" office:value="96986" calcext:value-type="float">
            <text:p><text:s text:c="3"/>96,986</text:p>
          </table:table-cell>
          <table:table-cell table:style-name="ce47" office:value-type="float" office:value="18213" calcext:value-type="float">
            <text:p><text:s text:c="3"/>18,213</text:p>
          </table:table-cell>
          <table:table-cell table:style-name="ce47" office:value-type="float" office:value="12710" calcext:value-type="float">
            <text:p><text:s text:c="3"/>12,710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123" calcext:value-type="float">
            <text:p><text:s text:c="3"/>123</text:p>
          </table:table-cell>
          <table:table-cell table:style-name="ce4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082" calcext:value-type="float">
            <text:p><text:s text:c="3"/>44,082</text:p>
          </table:table-cell>
          <table:table-cell table:style-name="ce48" office:value-type="float" office:value="43598" calcext:value-type="float">
            <text:p><text:s text:c="3"/>43,598</text:p>
          </table:table-cell>
          <table:table-cell table:style-name="ce58" office:value-type="float" office:value="9509" calcext:value-type="float">
            <text:p><text:s text:c="3"/>9,509</text:p>
          </table:table-cell>
          <table:table-cell table:style-name="ce58" office:value-type="float" office:value="7881" calcext:value-type="float">
            <text:p><text:s text:c="3"/>7,881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13946" calcext:value-type="float">
            <text:p><text:s text:c="3"/>13,946</text:p>
          </table:table-cell>
          <table:table-cell table:style-name="ce58" office:value-type="float" office:value="5022" calcext:value-type="float">
            <text:p><text:s text:c="3"/>5,02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032" calcext:value-type="float">
            <text:p><text:s text:c="3"/>58,032</text:p>
          </table:table-cell>
          <table:table-cell table:style-name="ce48" office:value-type="float" office:value="53388" calcext:value-type="float">
            <text:p><text:s text:c="3"/>53,388</text:p>
          </table:table-cell>
          <table:table-cell table:style-name="ce58" office:value-type="float" office:value="8704" calcext:value-type="float">
            <text:p><text:s text:c="3"/>8,704</text:p>
          </table:table-cell>
          <table:table-cell table:style-name="ce58" office:value-type="float" office:value="4829" calcext:value-type="float">
            <text:p><text:s text:c="3"/>4,829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1" table:number-rows-spanned="3">
            <text:p>99年1~12月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6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725" calcext:value-type="float">
            <text:p><text:s text:c="3"/>89,725</text:p>
          </table:table-cell>
          <table:table-cell table:style-name="ce47" office:value-type="float" office:value="88090" calcext:value-type="float">
            <text:p><text:s text:c="3"/>88,090</text:p>
          </table:table-cell>
          <table:table-cell table:style-name="ce47" office:value-type="float" office:value="15603" calcext:value-type="float">
            <text:p><text:s text:c="3"/>15,603</text:p>
          </table:table-cell>
          <table:table-cell table:style-name="ce47" office:value-type="float" office:value="12496" calcext:value-type="float">
            <text:p><text:s text:c="3"/>12,496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14" calcext:value-type="float">
            <text:p><text:s text:c="3"/>21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13" calcext:value-type="float">
            <text:p><text:s text:c="3"/>39,013</text:p>
          </table:table-cell>
          <table:table-cell table:style-name="ce48" office:value-type="float" office:value="39058" calcext:value-type="float">
            <text:p><text:s text:c="3"/>39,058</text:p>
          </table:table-cell>
          <table:table-cell table:style-name="ce58" office:value-type="float" office:value="8230" calcext:value-type="float">
            <text:p><text:s text:c="3"/>8,230</text:p>
          </table:table-cell>
          <table:table-cell table:style-name="ce58" office:value-type="float" office:value="7692" calcext:value-type="float">
            <text:p><text:s text:c="3"/>7,692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14345" calcext:value-type="float">
            <text:p><text:s text:c="3"/>14,345</text:p>
          </table:table-cell>
          <table:table-cell table:style-name="ce58" office:value-type="float" office:value="4320" calcext:value-type="float">
            <text:p><text:s text:c="3"/>4,32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712" calcext:value-type="float">
            <text:p><text:s text:c="3"/>50,712</text:p>
          </table:table-cell>
          <table:table-cell table:style-name="ce48" office:value-type="float" office:value="49032" calcext:value-type="float">
            <text:p><text:s text:c="3"/>49,032</text:p>
          </table:table-cell>
          <table:table-cell table:style-name="ce58" office:value-type="float" office:value="7373" calcext:value-type="float">
            <text:p><text:s text:c="3"/>7,373</text:p>
          </table:table-cell>
          <table:table-cell table:style-name="ce58" office:value-type="float" office:value="4804" calcext:value-type="float">
            <text:p><text:s text:c="3"/>4,804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6577" calcext:value-type="float">
            <text:p><text:s text:c="3"/>76,577</text:p>
          </table:table-cell>
          <table:table-cell table:style-name="ce47" office:value-type="float" office:value="74460" calcext:value-type="float">
            <text:p><text:s text:c="3"/>74,460</text:p>
          </table:table-cell>
          <table:table-cell table:style-name="ce47" office:value-type="float" office:value="12364" calcext:value-type="float">
            <text:p><text:s text:c="3"/>12,364</text:p>
          </table:table-cell>
          <table:table-cell table:style-name="ce47" office:value-type="float" office:value="11150" calcext:value-type="float">
            <text:p><text:s text:c="3"/>11,150</text:p>
          </table:table-cell>
          <table:table-cell table:style-name="ce47" office:value-type="float" office:value="327" calcext:value-type="float">
            <text:p><text:s text:c="3"/>327</text:p>
          </table:table-cell>
          <table:table-cell table:style-name="ce47" office:value-type="float" office:value="205" calcext:value-type="float">
            <text:p><text:s text:c="3"/>205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4065" calcext:value-type="float">
            <text:p><text:s text:c="3"/>34,065</text:p>
          </table:table-cell>
          <table:table-cell table:style-name="ce48" office:value-type="float" office:value="33853" calcext:value-type="float">
            <text:p><text:s text:c="3"/>33,853</text:p>
          </table:table-cell>
          <table:table-cell table:style-name="ce58" office:value-type="float" office:value="6399" calcext:value-type="float">
            <text:p><text:s text:c="3"/>6,399</text:p>
          </table:table-cell>
          <table:table-cell table:style-name="ce58" office:value-type="float" office:value="6908" calcext:value-type="float">
            <text:p><text:s text:c="3"/>6,908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9034" calcext:value-type="float">
            <text:p><text:s text:c="3"/>9,034</text:p>
          </table:table-cell>
          <table:table-cell table:style-name="ce58" office:value-type="float" office:value="3521" calcext:value-type="float">
            <text:p><text:s text:c="3"/>3,52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2512" calcext:value-type="float">
            <text:p><text:s text:c="3"/>42,512</text:p>
          </table:table-cell>
          <table:table-cell table:style-name="ce48" office:value-type="float" office:value="40607" calcext:value-type="float">
            <text:p><text:s text:c="3"/>40,607</text:p>
          </table:table-cell>
          <table:table-cell table:style-name="ce58" office:value-type="float" office:value="5965" calcext:value-type="float">
            <text:p><text:s text:c="3"/>5,965</text:p>
          </table:table-cell>
          <table:table-cell table:style-name="ce58" office:value-type="float" office:value="4242" calcext:value-type="float">
            <text:p><text:s text:c="3"/>4,242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435" calcext:value-type="float">
            <text:p><text:s text:c="3"/>114,435</text:p>
          </table:table-cell>
          <table:table-cell table:style-name="ce47" office:value-type="float" office:value="112994" calcext:value-type="float">
            <text:p><text:s text:c="3"/>112,994</text:p>
          </table:table-cell>
          <table:table-cell table:style-name="ce47" office:value-type="float" office:value="15750" calcext:value-type="float">
            <text:p><text:s text:c="3"/>15,750</text:p>
          </table:table-cell>
          <table:table-cell table:style-name="ce47" office:value-type="float" office:value="13943" calcext:value-type="float">
            <text:p><text:s text:c="3"/>13,943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6" calcext:value-type="float">
            <text:p><text:s text:c="3"/>246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1650" calcext:value-type="float">
            <text:p><text:s text:c="3"/>51,650</text:p>
          </table:table-cell>
          <table:table-cell table:style-name="ce48" office:value-type="float" office:value="51855" calcext:value-type="float">
            <text:p><text:s text:c="3"/>51,855</text:p>
          </table:table-cell>
          <table:table-cell table:style-name="ce58" office:value-type="float" office:value="8285" calcext:value-type="float">
            <text:p><text:s text:c="3"/>8,285</text:p>
          </table:table-cell>
          <table:table-cell table:style-name="ce58" office:value-type="float" office:value="8437" calcext:value-type="float">
            <text:p><text:s text:c="3"/>8,437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58" office:value-type="float" office:value="5565" calcext:value-type="float">
            <text:p><text:s text:c="3"/>5,56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785" calcext:value-type="float">
            <text:p><text:s text:c="3"/>62,785</text:p>
          </table:table-cell>
          <table:table-cell table:style-name="ce48" office:value-type="float" office:value="61139" calcext:value-type="float">
            <text:p><text:s text:c="3"/>61,139</text:p>
          </table:table-cell>
          <table:table-cell table:style-name="ce58" office:value-type="float" office:value="7465" calcext:value-type="float">
            <text:p><text:s text:c="3"/>7,465</text:p>
          </table:table-cell>
          <table:table-cell table:style-name="ce58" office:value-type="float" office:value="5506" calcext:value-type="float">
            <text:p><text:s text:c="3"/>5,506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0184" calcext:value-type="float">
            <text:p><text:s text:c="3"/>100,184</text:p>
          </table:table-cell>
          <table:table-cell table:style-name="ce47" office:value-type="float" office:value="99449" calcext:value-type="float">
            <text:p><text:s text:c="3"/>99,449</text:p>
          </table:table-cell>
          <table:table-cell table:style-name="ce47" office:value-type="float" office:value="13371" calcext:value-type="float">
            <text:p><text:s text:c="3"/>13,371</text:p>
          </table:table-cell>
          <table:table-cell table:style-name="ce47" office:value-type="float" office:value="12125" calcext:value-type="float">
            <text:p><text:s text:c="3"/>12,125</text:p>
          </table:table-cell>
          <table:table-cell table:style-name="ce47" office:value-type="float" office:value="412" calcext:value-type="float">
            <text:p><text:s text:c="3"/>412</text:p>
          </table:table-cell>
          <table:table-cell table:style-name="ce47" office:value-type="float" office:value="246" calcext:value-type="float">
            <text:p><text:s text:c="3"/>246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669" calcext:value-type="float">
            <text:p><text:s text:c="3"/>44,669</text:p>
          </table:table-cell>
          <table:table-cell table:style-name="ce48" office:value-type="float" office:value="45304" calcext:value-type="float">
            <text:p><text:s text:c="3"/>45,304</text:p>
          </table:table-cell>
          <table:table-cell table:style-name="ce58" office:value-type="float" office:value="7004" calcext:value-type="float">
            <text:p><text:s text:c="3"/>7,004</text:p>
          </table:table-cell>
          <table:table-cell table:style-name="ce58" office:value-type="float" office:value="7380" calcext:value-type="float">
            <text:p><text:s text:c="3"/>7,380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2217" calcext:value-type="float">
            <text:p><text:s text:c="3"/>12,217</text:p>
          </table:table-cell>
          <table:table-cell table:style-name="ce58" office:value-type="float" office:value="4882" calcext:value-type="float">
            <text:p><text:s text:c="3"/>4,88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5515" calcext:value-type="float">
            <text:p><text:s text:c="3"/>55,515</text:p>
          </table:table-cell>
          <table:table-cell table:style-name="ce48" office:value-type="float" office:value="54145" calcext:value-type="float">
            <text:p><text:s text:c="3"/>54,145</text:p>
          </table:table-cell>
          <table:table-cell table:style-name="ce58" office:value-type="float" office:value="6367" calcext:value-type="float">
            <text:p><text:s text:c="3"/>6,367</text:p>
          </table:table-cell>
          <table:table-cell table:style-name="ce58" office:value-type="float" office:value="4745" calcext:value-type="float">
            <text:p><text:s text:c="3"/>4,745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261" calcext:value-type="float">
            <text:p><text:s text:c="3"/>107,261</text:p>
          </table:table-cell>
          <table:table-cell table:style-name="ce47" office:value-type="float" office:value="106143" calcext:value-type="float">
            <text:p><text:s text:c="3"/>106,143</text:p>
          </table:table-cell>
          <table:table-cell table:style-name="ce47" office:value-type="float" office:value="12902" calcext:value-type="float">
            <text:p><text:s text:c="3"/>12,902</text:p>
          </table:table-cell>
          <table:table-cell table:style-name="ce47" office:value-type="float" office:value="11379" calcext:value-type="float">
            <text:p><text:s text:c="3"/>11,379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079" calcext:value-type="float">
            <text:p><text:s text:c="3"/>48,079</text:p>
          </table:table-cell>
          <table:table-cell table:style-name="ce48" office:value-type="float" office:value="48404" calcext:value-type="float">
            <text:p><text:s text:c="3"/>48,404</text:p>
          </table:table-cell>
          <table:table-cell table:style-name="ce58" office:value-type="float" office:value="6784" calcext:value-type="float">
            <text:p><text:s text:c="3"/>6,784</text:p>
          </table:table-cell>
          <table:table-cell table:style-name="ce58" office:value-type="float" office:value="6981" calcext:value-type="float">
            <text:p><text:s text:c="3"/>6,981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2501" calcext:value-type="float">
            <text:p><text:s text:c="3"/>12,501</text:p>
          </table:table-cell>
          <table:table-cell table:style-name="ce58" office:value-type="float" office:value="4992" calcext:value-type="float">
            <text:p><text:s text:c="3"/>4,99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9182" calcext:value-type="float">
            <text:p><text:s text:c="3"/>59,182</text:p>
          </table:table-cell>
          <table:table-cell table:style-name="ce48" office:value-type="float" office:value="57739" calcext:value-type="float">
            <text:p><text:s text:c="3"/>57,739</text:p>
          </table:table-cell>
          <table:table-cell table:style-name="ce58" office:value-type="float" office:value="6118" calcext:value-type="float">
            <text:p><text:s text:c="3"/>6,118</text:p>
          </table:table-cell>
          <table:table-cell table:style-name="ce58" office:value-type="float" office:value="4398" calcext:value-type="float">
            <text:p><text:s text:c="3"/>4,398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1256" calcext:value-type="float">
            <text:p><text:s text:c="3"/>131,256</text:p>
          </table:table-cell>
          <table:table-cell table:style-name="ce47" office:value-type="float" office:value="129598" calcext:value-type="float">
            <text:p><text:s text:c="3"/>129,598</text:p>
          </table:table-cell>
          <table:table-cell table:style-name="ce47" office:value-type="float" office:value="12722" calcext:value-type="float">
            <text:p><text:s text:c="3"/>12,722</text:p>
          </table:table-cell>
          <table:table-cell table:style-name="ce47" office:value-type="float" office:value="11714" calcext:value-type="float">
            <text:p><text:s text:c="3"/>11,714</text:p>
          </table:table-cell>
          <table:table-cell table:style-name="ce47" office:value-type="float" office:value="392" calcext:value-type="float">
            <text:p><text:s text:c="3"/>392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04" calcext:value-type="float">
            <text:p><text:s text:c="3"/>10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0219" calcext:value-type="float">
            <text:p><text:s text:c="3"/>60,219</text:p>
          </table:table-cell>
          <table:table-cell table:style-name="ce48" office:value-type="float" office:value="59926" calcext:value-type="float">
            <text:p><text:s text:c="3"/>59,926</text:p>
          </table:table-cell>
          <table:table-cell table:style-name="ce58" office:value-type="float" office:value="6646" calcext:value-type="float">
            <text:p><text:s text:c="3"/>6,646</text:p>
          </table:table-cell>
          <table:table-cell table:style-name="ce58" office:value-type="float" office:value="7187" calcext:value-type="float">
            <text:p><text:s text:c="3"/>7,187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9224" calcext:value-type="float">
            <text:p><text:s text:c="3"/>9,224</text:p>
          </table:table-cell>
          <table:table-cell table:style-name="ce58" office:value-type="float" office:value="4892" calcext:value-type="float">
            <text:p><text:s text:c="3"/>4,89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1037" calcext:value-type="float">
            <text:p><text:s text:c="3"/>71,037</text:p>
          </table:table-cell>
          <table:table-cell table:style-name="ce48" office:value-type="float" office:value="69672" calcext:value-type="float">
            <text:p><text:s text:c="3"/>69,672</text:p>
          </table:table-cell>
          <table:table-cell table:style-name="ce58" office:value-type="float" office:value="6076" calcext:value-type="float">
            <text:p><text:s text:c="3"/>6,076</text:p>
          </table:table-cell>
          <table:table-cell table:style-name="ce58" office:value-type="float" office:value="4527" calcext:value-type="float">
            <text:p><text:s text:c="3"/>4,527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2186" calcext:value-type="float">
            <text:p><text:s text:c="3"/>122,186</text:p>
          </table:table-cell>
          <table:table-cell table:style-name="ce47" office:value-type="float" office:value="118516" calcext:value-type="float">
            <text:p><text:s text:c="3"/>118,516</text:p>
          </table:table-cell>
          <table:table-cell table:style-name="ce47" office:value-type="float" office:value="12668" calcext:value-type="float">
            <text:p><text:s text:c="3"/>12,668</text:p>
          </table:table-cell>
          <table:table-cell table:style-name="ce47" office:value-type="float" office:value="12259" calcext:value-type="float">
            <text:p><text:s text:c="3"/>12,259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47" office:value-type="float" office:value="273" calcext:value-type="float">
            <text:p><text:s text:c="3"/>273</text:p>
          </table:table-cell>
          <table:table-cell table:style-name="ce47" office:value-type="float" office:value="127" calcext:value-type="float">
            <text:p><text:s text:c="3"/>12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5146" calcext:value-type="float">
            <text:p><text:s text:c="3"/>55,146</text:p>
          </table:table-cell>
          <table:table-cell table:style-name="ce48" office:value-type="float" office:value="54516" calcext:value-type="float">
            <text:p><text:s text:c="3"/>54,516</text:p>
          </table:table-cell>
          <table:table-cell table:style-name="ce58" office:value-type="float" office:value="6656" calcext:value-type="float">
            <text:p><text:s text:c="3"/>6,656</text:p>
          </table:table-cell>
          <table:table-cell table:style-name="ce58" office:value-type="float" office:value="7455" calcext:value-type="float">
            <text:p><text:s text:c="3"/>7,455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9177" calcext:value-type="float">
            <text:p><text:s text:c="3"/>9,177</text:p>
          </table:table-cell>
          <table:table-cell table:style-name="ce58" office:value-type="float" office:value="5163" calcext:value-type="float">
            <text:p><text:s text:c="3"/>5,16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7040" calcext:value-type="float">
            <text:p><text:s text:c="3"/>67,040</text:p>
          </table:table-cell>
          <table:table-cell table:style-name="ce48" office:value-type="float" office:value="64000" calcext:value-type="float">
            <text:p><text:s text:c="3"/>64,000</text:p>
          </table:table-cell>
          <table:table-cell table:style-name="ce58" office:value-type="float" office:value="6012" calcext:value-type="float">
            <text:p><text:s text:c="3"/>6,012</text:p>
          </table:table-cell>
          <table:table-cell table:style-name="ce58" office:value-type="float" office:value="4804" calcext:value-type="float">
            <text:p><text:s text:c="3"/>4,80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934" calcext:value-type="float">
            <text:p><text:s text:c="3"/>114,934</text:p>
          </table:table-cell>
          <table:table-cell table:style-name="ce47" office:value-type="float" office:value="113951" calcext:value-type="float">
            <text:p><text:s text:c="3"/>113,951</text:p>
          </table:table-cell>
          <table:table-cell table:style-name="ce47" office:value-type="float" office:value="13761" calcext:value-type="float">
            <text:p><text:s text:c="3"/>13,761</text:p>
          </table:table-cell>
          <table:table-cell table:style-name="ce47" office:value-type="float" office:value="12184" calcext:value-type="float">
            <text:p><text:s text:c="3"/>12,184</text:p>
          </table:table-cell>
          <table:table-cell table:style-name="ce47" office:value-type="float" office:value="434" calcext:value-type="float">
            <text:p><text:s text:c="3"/>434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254" calcext:value-type="float">
            <text:p><text:s text:c="3"/>52,254</text:p>
          </table:table-cell>
          <table:table-cell table:style-name="ce48" office:value-type="float" office:value="52493" calcext:value-type="float">
            <text:p><text:s text:c="3"/>52,493</text:p>
          </table:table-cell>
          <table:table-cell table:style-name="ce58" office:value-type="float" office:value="7164" calcext:value-type="float">
            <text:p><text:s text:c="3"/>7,164</text:p>
          </table:table-cell>
          <table:table-cell table:style-name="ce58" office:value-type="float" office:value="7398" calcext:value-type="float">
            <text:p><text:s text:c="3"/>7,398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447" calcext:value-type="float">
            <text:p><text:s text:c="3"/>5,447</text:p>
          </table:table-cell>
          <table:table-cell table:style-name="ce58" office:value-type="float" office:value="5339" calcext:value-type="float">
            <text:p><text:s text:c="3"/>5,33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680" calcext:value-type="float">
            <text:p><text:s text:c="3"/>62,680</text:p>
          </table:table-cell>
          <table:table-cell table:style-name="ce48" office:value-type="float" office:value="61458" calcext:value-type="float">
            <text:p><text:s text:c="3"/>61,458</text:p>
          </table:table-cell>
          <table:table-cell table:style-name="ce58" office:value-type="float" office:value="6597" calcext:value-type="float">
            <text:p><text:s text:c="3"/>6,597</text:p>
          </table:table-cell>
          <table:table-cell table:style-name="ce58" office:value-type="float" office:value="4786" calcext:value-type="float">
            <text:p><text:s text:c="3"/>4,786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2134" calcext:value-type="float">
            <text:p><text:s text:c="3"/>102,134</text:p>
          </table:table-cell>
          <table:table-cell table:style-name="ce47" office:value-type="float" office:value="102979" calcext:value-type="float">
            <text:p><text:s text:c="3"/>102,979</text:p>
          </table:table-cell>
          <table:table-cell table:style-name="ce47" office:value-type="float" office:value="13637" calcext:value-type="float">
            <text:p><text:s text:c="3"/>13,637</text:p>
          </table:table-cell>
          <table:table-cell table:style-name="ce47" office:value-type="float" office:value="11722" calcext:value-type="float">
            <text:p><text:s text:c="3"/>11,722</text:p>
          </table:table-cell>
          <table:table-cell table:style-name="ce47" office:value-type="float" office:value="385" calcext:value-type="float">
            <text:p><text:s text:c="3"/>385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5088" calcext:value-type="float">
            <text:p><text:s text:c="3"/>45,088</text:p>
          </table:table-cell>
          <table:table-cell table:style-name="ce48" office:value-type="float" office:value="45891" calcext:value-type="float">
            <text:p><text:s text:c="3"/>45,891</text:p>
          </table:table-cell>
          <table:table-cell table:style-name="ce58" office:value-type="float" office:value="7099" calcext:value-type="float">
            <text:p><text:s text:c="3"/>7,099</text:p>
          </table:table-cell>
          <table:table-cell table:style-name="ce58" office:value-type="float" office:value="7186" calcext:value-type="float">
            <text:p><text:s text:c="3"/>7,186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15843" calcext:value-type="float">
            <text:p><text:s text:c="3"/>15,843</text:p>
          </table:table-cell>
          <table:table-cell table:style-name="ce58" office:value-type="float" office:value="4905" calcext:value-type="float">
            <text:p><text:s text:c="3"/>4,90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046" calcext:value-type="float">
            <text:p><text:s text:c="3"/>57,046</text:p>
          </table:table-cell>
          <table:table-cell table:style-name="ce48" office:value-type="float" office:value="57088" calcext:value-type="float">
            <text:p><text:s text:c="3"/>57,088</text:p>
          </table:table-cell>
          <table:table-cell table:style-name="ce58" office:value-type="float" office:value="6538" calcext:value-type="float">
            <text:p><text:s text:c="3"/>6,538</text:p>
          </table:table-cell>
          <table:table-cell table:style-name="ce58" office:value-type="float" office:value="4536" calcext:value-type="float">
            <text:p><text:s text:c="3"/>4,536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6987" calcext:value-type="float">
            <text:p><text:s text:c="3"/>76,987</text:p>
          </table:table-cell>
          <table:table-cell table:style-name="ce47" office:value-type="float" office:value="74172" calcext:value-type="float">
            <text:p><text:s text:c="3"/>74,172</text:p>
          </table:table-cell>
          <table:table-cell table:style-name="ce47" office:value-type="float" office:value="13487" calcext:value-type="float">
            <text:p><text:s text:c="3"/>13,487</text:p>
          </table:table-cell>
          <table:table-cell table:style-name="ce47" office:value-type="float" office:value="11469" calcext:value-type="float">
            <text:p><text:s text:c="3"/>11,469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3538" calcext:value-type="float">
            <text:p><text:s text:c="3"/>33,538</text:p>
          </table:table-cell>
          <table:table-cell table:style-name="ce48" office:value-type="float" office:value="33187" calcext:value-type="float">
            <text:p><text:s text:c="3"/>33,187</text:p>
          </table:table-cell>
          <table:table-cell table:style-name="ce58" office:value-type="float" office:value="6996" calcext:value-type="float">
            <text:p><text:s text:c="3"/>6,996</text:p>
          </table:table-cell>
          <table:table-cell table:style-name="ce58" office:value-type="float" office:value="7027" calcext:value-type="float">
            <text:p><text:s text:c="3"/>7,027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12807" calcext:value-type="float">
            <text:p><text:s text:c="3"/>12,807</text:p>
          </table:table-cell>
          <table:table-cell table:style-name="ce58" office:value-type="float" office:value="4853" calcext:value-type="float">
            <text:p><text:s text:c="3"/>4,85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3449" calcext:value-type="float">
            <text:p><text:s text:c="3"/>43,449</text:p>
          </table:table-cell>
          <table:table-cell table:style-name="ce48" office:value-type="float" office:value="40985" calcext:value-type="float">
            <text:p><text:s text:c="3"/>40,985</text:p>
          </table:table-cell>
          <table:table-cell table:style-name="ce58" office:value-type="float" office:value="6491" calcext:value-type="float">
            <text:p><text:s text:c="3"/>6,491</text:p>
          </table:table-cell>
          <table:table-cell table:style-name="ce58" office:value-type="float" office:value="4442" calcext:value-type="float">
            <text:p><text:s text:c="3"/>4,442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4582" calcext:value-type="float">
            <text:p><text:s text:c="3"/>74,582</text:p>
          </table:table-cell>
          <table:table-cell table:style-name="ce47" office:value-type="float" office:value="71289" calcext:value-type="float">
            <text:p><text:s text:c="3"/>71,289</text:p>
          </table:table-cell>
          <table:table-cell table:style-name="ce47" office:value-type="float" office:value="15406" calcext:value-type="float">
            <text:p><text:s text:c="3"/>15,406</text:p>
          </table:table-cell>
          <table:table-cell table:style-name="ce47" office:value-type="float" office:value="12444" calcext:value-type="float">
            <text:p><text:s text:c="3"/>12,444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2954" calcext:value-type="float">
            <text:p><text:s text:c="3"/>32,954</text:p>
          </table:table-cell>
          <table:table-cell table:style-name="ce48" office:value-type="float" office:value="32335" calcext:value-type="float">
            <text:p><text:s text:c="3"/>32,335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58" office:value-type="float" office:value="7588" calcext:value-type="float">
            <text:p><text:s text:c="3"/>7,588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0320" calcext:value-type="float">
            <text:p><text:s text:c="3"/>10,320</text:p>
          </table:table-cell>
          <table:table-cell table:style-name="ce58" office:value-type="float" office:value="4796" calcext:value-type="float">
            <text:p><text:s text:c="3"/>4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48" office:value-type="float" office:value="38954" calcext:value-type="float">
            <text:p><text:s text:c="3"/>38,954</text:p>
          </table:table-cell>
          <table:table-cell table:style-name="ce58" office:value-type="float" office:value="7315" calcext:value-type="float">
            <text:p><text:s text:c="3"/>7,315</text:p>
          </table:table-cell>
          <table:table-cell table:style-name="ce58" office:value-type="float" office:value="4856" calcext:value-type="float">
            <text:p><text:s text:c="3"/>4,856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3638" calcext:value-type="float">
            <text:p><text:s text:c="3"/>103,638</text:p>
          </table:table-cell>
          <table:table-cell table:style-name="ce47" office:value-type="float" office:value="101021" calcext:value-type="float">
            <text:p><text:s text:c="3"/>101,021</text:p>
          </table:table-cell>
          <table:table-cell table:style-name="ce47" office:value-type="float" office:value="15215" calcext:value-type="float">
            <text:p><text:s text:c="3"/>15,215</text:p>
          </table:table-cell>
          <table:table-cell table:style-name="ce47" office:value-type="float" office:value="12887" calcext:value-type="float">
            <text:p><text:s text:c="3"/>12,887</text:p>
          </table:table-cell>
          <table:table-cell table:style-name="ce47" office:value-type="float" office:value="388" calcext:value-type="float">
            <text:p><text:s text:c="3"/>38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5909" calcext:value-type="float">
            <text:p><text:s text:c="3"/>45,909</text:p>
          </table:table-cell>
          <table:table-cell table:style-name="ce48" office:value-type="float" office:value="45332" calcext:value-type="float">
            <text:p><text:s text:c="3"/>45,332</text:p>
          </table:table-cell>
          <table:table-cell table:style-name="ce58" office:value-type="float" office:value="7859" calcext:value-type="float">
            <text:p><text:s text:c="3"/>7,859</text:p>
          </table:table-cell>
          <table:table-cell table:style-name="ce58" office:value-type="float" office:value="7913" calcext:value-type="float">
            <text:p><text:s text:c="3"/>7,913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16479" calcext:value-type="float">
            <text:p><text:s text:c="3"/>16,479</text:p>
          </table:table-cell>
          <table:table-cell table:style-name="ce58" office:value-type="float" office:value="4887" calcext:value-type="float">
            <text:p><text:s text:c="3"/>4,88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729" calcext:value-type="float">
            <text:p><text:s text:c="3"/>57,729</text:p>
          </table:table-cell>
          <table:table-cell table:style-name="ce48" office:value-type="float" office:value="55689" calcext:value-type="float">
            <text:p><text:s text:c="3"/>55,689</text:p>
          </table:table-cell>
          <table:table-cell table:style-name="ce58" office:value-type="float" office:value="7356" calcext:value-type="float">
            <text:p><text:s text:c="3"/>7,356</text:p>
          </table:table-cell>
          <table:table-cell table:style-name="ce58" office:value-type="float" office:value="4974" calcext:value-type="float">
            <text:p><text:s text:c="3"/>4,974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.49" calcext:value-type="float">
            <text:p><text:s/>1.49</text:p>
          </table:table-cell>
          <table:table-cell table:style-name="ce50" office:value-type="float" office:value="4.16" calcext:value-type="float">
            <text:p><text:s/>4.16</text:p>
          </table:table-cell>
          <table:table-cell table:style-name="ce50" office:value-type="float" office:value="-16.46" calcext:value-type="float">
            <text:p><text:s text:c="3"/>－16.46</text:p>
          </table:table-cell>
          <table:table-cell table:style-name="ce50" office:value-type="float" office:value="1.39" calcext:value-type="float">
            <text:p><text:s/>1.39</text:p>
          </table:table-cell>
          <table:table-cell table:style-name="ce50" office:value-type="float" office:value="-4.9" calcext:value-type="float">
            <text:p><text:s text:c="3"/>－4.90</text:p>
          </table:table-cell>
          <table:table-cell table:style-name="ce50" office:value-type="float" office:value="1.75" calcext:value-type="float">
            <text:p><text:s/>1.75</text:p>
          </table:table-cell>
          <table:table-cell table:style-name="ce50" office:value-type="float" office:value="0.81" calcext:value-type="float">
            <text:p><text:s/>0.81</text:p>
          </table:table-cell>
          <table:table-cell table:style-name="ce70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4.14" calcext:value-type="float">
            <text:p><text:s/>4.14</text:p>
          </table:table-cell>
          <table:table-cell table:style-name="ce51" office:value-type="float" office:value="3.98" calcext:value-type="float">
            <text:p><text:s/>3.98</text:p>
          </table:table-cell>
          <table:table-cell table:style-name="ce51" office:value-type="float" office:value="-17.35" calcext:value-type="float">
            <text:p><text:s text:c="3"/>－17.35</text:p>
          </table:table-cell>
          <table:table-cell table:style-name="ce51" office:value-type="float" office:value="0.41" calcext:value-type="float">
            <text:p><text:s/>0.41</text:p>
          </table:table-cell>
          <table:table-cell table:style-name="ce51" office:value-type="float" office:value="-1.96" calcext:value-type="float">
            <text:p><text:s text:c="3"/>－1.96</text:p>
          </table:table-cell>
          <table:table-cell table:style-name="ce51" office:value-type="float" office:value="-13.82" calcext:value-type="float">
            <text:p><text:s text:c="3"/>－13.82</text:p>
          </table:table-cell>
          <table:table-cell table:style-name="ce51" office:value-type="float" office:value="11.67" calcext:value-type="float">
            <text:p><text:s/>11.67</text:p>
          </table:table-cell>
          <table:table-cell table:style-name="ce51" office:value-type="float" office:value="18.16" calcext:value-type="float">
            <text:p><text:s/>18.16</text:p>
          </table:table-cell>
          <table:table-cell table:style-name="ce83" office:value-type="float" office:value="-2.69" calcext:value-type="float">
            <text:p><text:s text:c="3"/>－2.6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-0.52" calcext:value-type="float">
            <text:p><text:s text:c="3"/>－0.52</text:p>
          </table:table-cell>
          <table:table-cell table:style-name="ce52" office:value-type="float" office:value="4.31" calcext:value-type="float">
            <text:p><text:s/>4.31</text:p>
          </table:table-cell>
          <table:table-cell table:style-name="ce52" office:value-type="float" office:value="-15.49" calcext:value-type="float">
            <text:p><text:s text:c="3"/>－15.49</text:p>
          </table:table-cell>
          <table:table-cell table:style-name="ce52" office:value-type="float" office:value="3" calcext:value-type="float">
            <text:p><text:s/>3.00</text:p>
          </table:table-cell>
          <table:table-cell table:style-name="ce52" office:value-type="float" office:value="-7.84" calcext:value-type="float">
            <text:p><text:s text:c="3"/>－7.84</text:p>
          </table:table-cell>
          <table:table-cell table:style-name="ce52" office:value-type="float" office:value="19.81" calcext:value-type="float">
            <text:p><text:s/>19.81</text:p>
          </table:table-cell>
          <table:table-cell table:style-name="ce52" office:value-type="float" office:value="-9.52" calcext:value-type="float">
            <text:p><text:s text:c="3"/>－9.52</text:p>
          </table:table-cell>
          <table:table-cell table:style-name="ce71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3" office:value-type="float" office:value="38.96" calcext:value-type="float">
            <text:p><text:s/>38.96</text:p>
          </table:table-cell>
          <table:table-cell table:style-name="ce53" office:value-type="float" office:value="41.71" calcext:value-type="float">
            <text:p><text:s/>41.71</text:p>
          </table:table-cell>
          <table:table-cell table:style-name="ce53" office:value-type="float" office:value="-1.24" calcext:value-type="float">
            <text:p><text:s text:c="3"/>－1.24</text:p>
          </table:table-cell>
          <table:table-cell table:style-name="ce53" office:value-type="float" office:value="3.56" calcext:value-type="float">
            <text:p><text:s/>3.56</text:p>
          </table:table-cell>
          <table:table-cell table:style-name="ce53" office:value-type="float" office:value="4.3" calcext:value-type="float">
            <text:p><text:s/>4.30</text:p>
          </table:table-cell>
          <table:table-cell table:style-name="ce53" office:value-type="float" office:value="4.95" calcext:value-type="float">
            <text:p><text:s/>4.95</text:p>
          </table:table-cell>
          <table:table-cell table:style-name="ce53" office:value-type="float" office:value="9.73" calcext:value-type="float">
            <text:p><text:s/>9.73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39.31" calcext:value-type="float">
            <text:p><text:s/>39.31</text:p>
          </table:table-cell>
          <table:table-cell table:style-name="ce51" office:value-type="float" office:value="40.19" calcext:value-type="float">
            <text:p><text:s/>40.19</text:p>
          </table:table-cell>
          <table:table-cell table:style-name="ce51" office:value-type="float" office:value="-2.87" calcext:value-type="float">
            <text:p><text:s text:c="3"/>－2.87</text:p>
          </table:table-cell>
          <table:table-cell table:style-name="ce51" office:value-type="float" office:value="4.28" calcext:value-type="float">
            <text:p><text:s/>4.28</text:p>
          </table:table-cell>
          <table:table-cell table:style-name="ce51" office:value-type="float" office:value="4.71" calcext:value-type="float">
            <text:p><text:s/>4.71</text:p>
          </table:table-cell>
          <table:table-cell table:style-name="ce51" office:value-type="float" office:value="-2.75" calcext:value-type="float">
            <text:p><text:s text:c="3"/>－2.75</text:p>
          </table:table-cell>
          <table:table-cell table:style-name="ce51" office:value-type="float" office:value="15.52" calcext:value-type="float">
            <text:p><text:s/>15.52</text:p>
          </table:table-cell>
          <table:table-cell table:style-name="ce51" office:value-type="float" office:value="59.68" calcext:value-type="float">
            <text:p><text:s/>59.68</text:p>
          </table:table-cell>
          <table:table-cell table:style-name="ce83" office:value-type="float" office:value="1.9" calcext:value-type="float">
            <text:p><text:s/>1.9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.68" calcext:value-type="float">
            <text:p><text:s/>38.68</text:p>
          </table:table-cell>
          <table:table-cell table:style-name="ce52" office:value-type="float" office:value="42.96" calcext:value-type="float">
            <text:p><text:s/>42.96</text:p>
          </table:table-cell>
          <table:table-cell table:style-name="ce52" office:value-type="float" office:value="0.56" calcext:value-type="float">
            <text:p><text:s/>0.56</text:p>
          </table:table-cell>
          <table:table-cell table:style-name="ce52" office:value-type="float" office:value="2.43" calcext:value-type="float">
            <text:p><text:s/>2.43</text:p>
          </table:table-cell>
          <table:table-cell table:style-name="ce52" office:value-type="float" office:value="3.87" calcext:value-type="float">
            <text:p><text:s/>3.87</text:p>
          </table:table-cell>
          <table:table-cell table:style-name="ce52" office:value-type="float" office:value="12.39" calcext:value-type="float">
            <text:p><text:s/>12.39</text:p>
          </table:table-cell>
          <table:table-cell table:style-name="ce52" office:value-type="float" office:value="3.64" calcext:value-type="float">
            <text:p><text:s/>3.64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0" table:number-columns-repeated="3"/>
          <table:table-cell table:style-name="ce73" table:number-columns-spanned="2" table:number-rows-spanned="1"/>
          <table:covered-table-cell table:style-name="ce73"/>
          <table:table-cell table:style-name="ce91" table:number-columns-repeated="1013"/>
        </table:table-row>
        <table:table-row table:style-name="ro7">
          <table:table-cell table:number-columns-repeated="4"/>
          <table:table-cell table:style-name="ce5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9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110"/>
        <table:table-column table:style-name="co2" table:default-cell-style-name="ce110"/>
        <table:table-column table:style-name="co5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number-columns-repeated="2" table:default-cell-style-name="ce110"/>
        <table:table-column table:style-name="co14" table:default-cell-style-name="ce110"/>
        <table:table-column table:style-name="co12" table:default-cell-style-name="ce110"/>
        <table:table-column table:style-name="co13" table:default-cell-style-name="ce110"/>
        <table:table-column table:style-name="co6" table:number-columns-repeated="9" table:default-cell-style-name="ce110"/>
        <table:table-column table:style-name="co7" table:number-columns-repeated="6" table:default-cell-style-name="ce110"/>
        <table:table-column table:style-name="co8" table:number-columns-repeated="4" table:default-cell-style-name="ce110"/>
        <table:table-column table:style-name="co15" table:number-columns-repeated="227" table:default-cell-style-name="ce110"/>
        <table:table-column table:style-name="co15" table:number-columns-repeated="767" table:default-cell-style-name="Default"/>
        <table:table-header-rows>
          <table:table-row table:style-name="ro8">
            <table:table-cell table:style-name="ce95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11"/>
            <table:table-cell table:style-name="ce85" table:number-columns-repeated="5"/>
            <table:table-cell table:style-name="ce92" table:number-columns-spanned="14" table:number-rows-spanned="1"/>
            <table:covered-table-cell table:number-columns-repeated="13" table:style-name="ce92"/>
            <table:table-cell table:style-name="ce94" table:number-columns-repeated="994"/>
          </table:table-row>
          <table:table-row table:style-name="ro9">
            <table:table-cell table:style-name="ce96" office:value-type="string" office:string-value="中 華 民 國 99 年 12 月 份" calcext:value-type="string" table:number-columns-spanned="11" table:number-rows-spanned="1">
              <text:p><text:s/>中 華 民 國 99 年 12 月 份 </text:p>
            </table:table-cell>
            <table:covered-table-cell table:number-columns-repeated="10" table:style-name="ce96"/>
            <table:table-cell table:style-name="ce121" table:number-columns-repeated="4"/>
            <table:table-cell table:style-name="ce94" table:number-columns-repeated="2"/>
            <table:table-cell table:style-name="ce123" table:number-columns-repeated="4"/>
            <table:table-cell table:style-name="ce121"/>
            <table:table-cell table:style-name="ce123" table:number-columns-repeated="8"/>
            <table:table-cell table:style-name="ce94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1" office:value-type="string" office:string-value="終止" calcext:value-type="string">
              <text:p><text:s/>終止 </text:p>
            </table:table-cell>
            <table:table-cell table:style-name="ce61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6" table:number-columns-repeated="4"/>
            <table:table-cell table:number-columns-repeated="2"/>
            <table:table-cell table:style-name="ce93" table:number-columns-repeated="4"/>
            <table:table-cell table:style-name="ce86"/>
            <table:table-cell table:style-name="ce93" table:number-columns-repeated="8"/>
            <table:table-cell table:number-columns-repeated="994"/>
          </table:table-row>
          <table:table-row table:style-name="ro3">
            <table:covered-table-cell table:style-name="ce25"/>
            <table:covered-table-cell table:number-columns-repeated="2" table:style-name="ce112"/>
            <table:covered-table-cell table:number-columns-repeated="5" table:style-name="ce117"/>
            <table:table-cell table:style-name="ce62" office:value-type="string" calcext:value-type="string">
              <text:p>收養</text:p>
            </table:table-cell>
            <table:table-cell table:style-name="ce62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7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0" office:value-type="string" office:string-value="計" calcext:value-type="string">
            <text:p><text:s/>計 </text:p>
          </table:table-cell>
          <table:table-cell table:style-name="ce64" office:value-type="float" office:value="103638" calcext:value-type="float">
            <text:p><text:s text:c="3"/>103,638</text:p>
          </table:table-cell>
          <table:table-cell table:style-name="ce64" office:value-type="float" office:value="101021" calcext:value-type="float">
            <text:p><text:s text:c="3"/>101,021</text:p>
          </table:table-cell>
          <table:table-cell table:style-name="ce64" office:value-type="float" office:value="15215" calcext:value-type="float">
            <text:p><text:s text:c="3"/>15,215</text:p>
          </table:table-cell>
          <table:table-cell table:style-name="ce64" office:value-type="float" office:value="12887" calcext:value-type="float">
            <text:p><text:s text:c="3"/>12,887</text:p>
          </table:table-cell>
          <table:table-cell table:style-name="ce64" office:value-type="float" office:value="388" calcext:value-type="float">
            <text:p><text:s text:c="3"/>388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124" calcext:value-type="float">
            <text:p><text:s text:c="3"/>12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4" office:value-type="float" office:value="45909" calcext:value-type="float">
            <text:p><text:s text:c="3"/>45,909</text:p>
          </table:table-cell>
          <table:table-cell table:style-name="ce64" office:value-type="float" office:value="45332" calcext:value-type="float">
            <text:p><text:s text:c="3"/>45,332</text:p>
          </table:table-cell>
          <table:table-cell table:style-name="ce64" office:value-type="float" office:value="7859" calcext:value-type="float">
            <text:p><text:s text:c="3"/>7,859</text:p>
          </table:table-cell>
          <table:table-cell table:style-name="ce64" office:value-type="float" office:value="7913" calcext:value-type="float">
            <text:p><text:s text:c="3"/>7,913</text:p>
          </table:table-cell>
          <table:table-cell table:style-name="ce64" office:value-type="float" office:value="200" calcext:value-type="float">
            <text:p><text:s text:c="3"/>200</text:p>
          </table:table-cell>
          <table:table-cell table:style-name="ce64" office:value-type="float" office:value="106" calcext:value-type="float">
            <text:p><text:s text:c="3"/>106</text:p>
          </table:table-cell>
          <table:table-cell table:style-name="ce64" office:value-type="float" office:value="67" calcext:value-type="float">
            <text:p><text:s text:c="3"/>67</text:p>
          </table:table-cell>
          <table:table-cell table:style-name="ce64" office:value-type="float" office:value="16479" calcext:value-type="float">
            <text:p><text:s text:c="3"/>16,479</text:p>
          </table:table-cell>
          <table:table-cell table:style-name="ce56" office:value-type="float" office:value="4887" calcext:value-type="float">
            <text:p><text:s text:c="3"/>4,887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7" office:value-type="float" office:value="57729" calcext:value-type="float">
            <text:p><text:s text:c="3"/>57,729</text:p>
          </table:table-cell>
          <table:table-cell table:style-name="ce57" office:value-type="float" office:value="55689" calcext:value-type="float">
            <text:p><text:s text:c="3"/>55,689</text:p>
          </table:table-cell>
          <table:table-cell table:style-name="ce57" office:value-type="float" office:value="7356" calcext:value-type="float">
            <text:p><text:s text:c="3"/>7,356</text:p>
          </table:table-cell>
          <table:table-cell table:style-name="ce57" office:value-type="float" office:value="4974" calcext:value-type="float">
            <text:p><text:s text:c="3"/>4,974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6" office:value-type="float" office:value="19669" calcext:value-type="float">
            <text:p><text:s text:c="3"/>19,669</text:p>
          </table:table-cell>
          <table:table-cell table:style-name="ce56" office:value-type="float" office:value="19545" calcext:value-type="float">
            <text:p><text:s text:c="3"/>19,545</text:p>
          </table:table-cell>
          <table:table-cell table:style-name="ce56" office:value-type="float" office:value="2524" calcext:value-type="float">
            <text:p><text:s text:c="3"/>2,524</text:p>
          </table:table-cell>
          <table:table-cell table:style-name="ce56" office:value-type="float" office:value="1597" calcext:value-type="float">
            <text:p><text:s text:c="3"/>1,597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6" office:value-type="float" office:value="8770" calcext:value-type="float">
            <text:p><text:s text:c="3"/>8,770</text:p>
          </table:table-cell>
          <table:table-cell table:style-name="ce56" office:value-type="float" office:value="8964" calcext:value-type="float">
            <text:p><text:s text:c="3"/>8,964</text:p>
          </table:table-cell>
          <table:table-cell table:style-name="ce56" office:value-type="float" office:value="1285" calcext:value-type="float">
            <text:p><text:s text:c="3"/>1,285</text:p>
          </table:table-cell>
          <table:table-cell table:style-name="ce56" office:value-type="float" office:value="999" calcext:value-type="float">
            <text:p><text:s text:c="3"/>999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3041" calcext:value-type="float">
            <text:p><text:s text:c="3"/>3,041</text:p>
          </table:table-cell>
          <table:table-cell table:style-name="ce56" office:value-type="float" office:value="877" calcext:value-type="float">
            <text:p><text:s text:c="3"/>877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6" office:value-type="float" office:value="10899" calcext:value-type="float">
            <text:p><text:s text:c="3"/>10,899</text:p>
          </table:table-cell>
          <table:table-cell table:style-name="ce56" office:value-type="float" office:value="10581" calcext:value-type="float">
            <text:p><text:s text:c="3"/>10,581</text:p>
          </table:table-cell>
          <table:table-cell table:style-name="ce56" office:value-type="float" office:value="1239" calcext:value-type="float">
            <text:p><text:s text:c="3"/>1,239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68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17968" calcext:value-type="float">
            <text:p><text:s text:c="3"/>17,968</text:p>
          </table:table-cell>
          <table:table-cell table:style-name="ce69" office:value-type="float" office:value="15375" calcext:value-type="float">
            <text:p><text:s text:c="3"/>15,375</text:p>
          </table:table-cell>
          <table:table-cell table:style-name="ce69" office:value-type="float" office:value="1878" calcext:value-type="float">
            <text:p><text:s text:c="3"/>1,878</text:p>
          </table:table-cell>
          <table:table-cell table:style-name="ce69" office:value-type="float" office:value="1312" calcext:value-type="float">
            <text:p><text:s text:c="3"/>1,312</text:p>
          </table:table-cell>
          <table:table-cell table:style-name="ce69" office:value-type="float" office:value="42" calcext:value-type="float">
            <text:p><text:s text:c="3"/>42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6" office:value-type="float" office:value="8134" calcext:value-type="float">
            <text:p><text:s text:c="3"/>8,134</text:p>
          </table:table-cell>
          <table:table-cell table:style-name="ce56" office:value-type="float" office:value="7044" calcext:value-type="float">
            <text:p><text:s text:c="3"/>7,044</text:p>
          </table:table-cell>
          <table:table-cell table:style-name="ce56" office:value-type="float" office:value="969" calcext:value-type="float">
            <text:p><text:s text:c="3"/>969</text:p>
          </table:table-cell>
          <table:table-cell table:style-name="ce56" office:value-type="float" office:value="760" calcext:value-type="float">
            <text:p><text:s text:c="3"/>760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2020" calcext:value-type="float">
            <text:p><text:s text:c="3"/>2,020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9834" calcext:value-type="float">
            <text:p><text:s text:c="3"/>9,834</text:p>
          </table:table-cell>
          <table:table-cell table:style-name="ce68" office:value-type="float" office:value="8331" calcext:value-type="float">
            <text:p><text:s text:c="3"/>8,331</text:p>
          </table:table-cell>
          <table:table-cell table:style-name="ce68" office:value-type="float" office:value="909" calcext:value-type="float">
            <text:p><text:s text:c="3"/>909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69" office:value-type="float" office:value="12967" calcext:value-type="float">
            <text:p><text:s text:c="3"/>12,967</text:p>
          </table:table-cell>
          <table:table-cell table:style-name="ce69" office:value-type="float" office:value="12732" calcext:value-type="float">
            <text:p><text:s text:c="3"/>12,732</text:p>
          </table:table-cell>
          <table:table-cell table:style-name="ce69" office:value-type="float" office:value="1790" calcext:value-type="float">
            <text:p><text:s text:c="3"/>1,790</text:p>
          </table:table-cell>
          <table:table-cell table:style-name="ce69" office:value-type="float" office:value="1268" calcext:value-type="float">
            <text:p><text:s text:c="3"/>1,268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6" office:value-type="float" office:value="5556" calcext:value-type="float">
            <text:p><text:s text:c="3"/>5,556</text:p>
          </table:table-cell>
          <table:table-cell table:style-name="ce56" office:value-type="float" office:value="5626" calcext:value-type="float">
            <text:p><text:s text:c="3"/>5,626</text:p>
          </table:table-cell>
          <table:table-cell table:style-name="ce56" office:value-type="float" office:value="931" calcext:value-type="float">
            <text:p><text:s text:c="3"/>931</text:p>
          </table:table-cell>
          <table:table-cell table:style-name="ce56" office:value-type="float" office:value="787" calcext:value-type="float">
            <text:p><text:s text:c="3"/>787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11" calcext:value-type="float">
            <text:p><text:s text:c="3"/>2,011</text:p>
          </table:table-cell>
          <table:table-cell table:style-name="ce56" office:value-type="float" office:value="582" calcext:value-type="float">
            <text:p><text:s text:c="3"/>58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7411" calcext:value-type="float">
            <text:p><text:s text:c="3"/>7,411</text:p>
          </table:table-cell>
          <table:table-cell table:style-name="ce68" office:value-type="float" office:value="7106" calcext:value-type="float">
            <text:p><text:s text:c="3"/>7,106</text:p>
          </table:table-cell>
          <table:table-cell table:style-name="ce68" office:value-type="float" office:value="859" calcext:value-type="float">
            <text:p><text:s text:c="3"/>859</text:p>
          </table:table-cell>
          <table:table-cell table:style-name="ce68" office:value-type="float" office:value="481" calcext:value-type="float">
            <text:p><text:s text:c="3"/>481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7498" calcext:value-type="float">
            <text:p><text:s text:c="3"/>7,498</text:p>
          </table:table-cell>
          <table:table-cell table:style-name="ce69" office:value-type="float" office:value="7456" calcext:value-type="float">
            <text:p><text:s text:c="3"/>7,456</text:p>
          </table:table-cell>
          <table:table-cell table:style-name="ce69" office:value-type="float" office:value="1018" calcext:value-type="float">
            <text:p><text:s text:c="3"/>1,018</text:p>
          </table:table-cell>
          <table:table-cell table:style-name="ce69" office:value-type="float" office:value="1185" calcext:value-type="float">
            <text:p><text:s text:c="3"/>1,185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6" office:value-type="float" office:value="3270" calcext:value-type="float">
            <text:p><text:s text:c="3"/>3,270</text:p>
          </table:table-cell>
          <table:table-cell table:style-name="ce56" office:value-type="float" office:value="3262" calcext:value-type="float">
            <text:p><text:s text:c="3"/>3,262</text:p>
          </table:table-cell>
          <table:table-cell table:style-name="ce56" office:value-type="float" office:value="533" calcext:value-type="float">
            <text:p><text:s text:c="3"/>533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1256" calcext:value-type="float">
            <text:p><text:s text:c="3"/>1,256</text:p>
          </table:table-cell>
          <table:table-cell table:style-name="ce56" office:value-type="float" office:value="323" calcext:value-type="float">
            <text:p><text:s text:c="3"/>32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0" office:value-type="string" office:string-value="女" calcext:value-type="string">
            <text:p><text:s/>女 </text:p>
          </table:table-cell>
          <table:table-cell table:style-name="ce68" office:value-type="float" office:value="4228" calcext:value-type="float">
            <text:p><text:s text:c="3"/>4,228</text:p>
          </table:table-cell>
          <table:table-cell table:style-name="ce68" office:value-type="float" office:value="4194" calcext:value-type="float">
            <text:p><text:s text:c="3"/>4,194</text:p>
          </table:table-cell>
          <table:table-cell table:style-name="ce68" office:value-type="float" office:value="485" calcext:value-type="float">
            <text:p><text:s text:c="3"/>485</text:p>
          </table:table-cell>
          <table:table-cell table:style-name="ce68" office:value-type="float" office:value="478" calcext:value-type="float">
            <text:p><text:s text:c="3"/>478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3" office:value-type="string" office:string-value="計" calcext:value-type="string">
            <text:p><text:s/>計 </text:p>
          </table:table-cell>
          <table:table-cell table:style-name="ce69" office:value-type="float" office:value="13651" calcext:value-type="float">
            <text:p><text:s text:c="3"/>13,651</text:p>
          </table:table-cell>
          <table:table-cell table:style-name="ce69" office:value-type="float" office:value="13848" calcext:value-type="float">
            <text:p><text:s text:c="3"/>13,848</text:p>
          </table:table-cell>
          <table:table-cell table:style-name="ce69" office:value-type="float" office:value="1731" calcext:value-type="float">
            <text:p><text:s text:c="3"/>1,731</text:p>
          </table:table-cell>
          <table:table-cell table:style-name="ce69" office:value-type="float" office:value="1643" calcext:value-type="float">
            <text:p><text:s text:c="3"/>1,643</text:p>
          </table:table-cell>
          <table:table-cell table:style-name="ce69" office:value-type="float" office:value="54" calcext:value-type="float">
            <text:p><text:s text:c="3"/>54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6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4" office:value-type="string" office:string-value="男" calcext:value-type="string">
            <text:p><text:s/>男 </text:p>
          </table:table-cell>
          <table:table-cell table:style-name="ce56" office:value-type="float" office:value="6065" calcext:value-type="float">
            <text:p><text:s text:c="3"/>6,065</text:p>
          </table:table-cell>
          <table:table-cell table:style-name="ce56" office:value-type="float" office:value="6221" calcext:value-type="float">
            <text:p><text:s text:c="3"/>6,221</text:p>
          </table:table-cell>
          <table:table-cell table:style-name="ce56" office:value-type="float" office:value="900" calcext:value-type="float">
            <text:p><text:s text:c="3"/>900</text:p>
          </table:table-cell>
          <table:table-cell table:style-name="ce56" office:value-type="float" office:value="985" calcext:value-type="float">
            <text:p><text:s text:c="3"/>985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864" calcext:value-type="float">
            <text:p><text:s text:c="3"/>1,864</text:p>
          </table:table-cell>
          <table:table-cell table:style-name="ce56" office:value-type="float" office:value="591" calcext:value-type="float">
            <text:p><text:s text:c="3"/>59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5" office:value-type="string" office:string-value="女" calcext:value-type="string">
            <text:p><text:s/>女 </text:p>
          </table:table-cell>
          <table:table-cell table:style-name="ce68" office:value-type="float" office:value="7586" calcext:value-type="float">
            <text:p><text:s text:c="3"/>7,586</text:p>
          </table:table-cell>
          <table:table-cell table:style-name="ce68" office:value-type="float" office:value="7627" calcext:value-type="float">
            <text:p><text:s text:c="3"/>7,627</text:p>
          </table:table-cell>
          <table:table-cell table:style-name="ce68" office:value-type="float" office:value="831" calcext:value-type="float">
            <text:p><text:s text:c="3"/>831</text:p>
          </table:table-cell>
          <table:table-cell table:style-name="ce68" office:value-type="float" office:value="658" calcext:value-type="float">
            <text:p><text:s text:c="3"/>658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64" office:value-type="float" office:value="31170" calcext:value-type="float">
            <text:p><text:s text:c="3"/>31,170</text:p>
          </table:table-cell>
          <table:table-cell table:style-name="ce64" office:value-type="float" office:value="31666" calcext:value-type="float">
            <text:p><text:s text:c="3"/>31,666</text:p>
          </table:table-cell>
          <table:table-cell table:style-name="ce64" office:value-type="float" office:value="6157" calcext:value-type="float">
            <text:p><text:s text:c="3"/>6,157</text:p>
          </table:table-cell>
          <table:table-cell table:style-name="ce64" office:value-type="float" office:value="5832" calcext:value-type="float">
            <text:p><text:s text:c="3"/>5,832</text:p>
          </table:table-cell>
          <table:table-cell table:style-name="ce64" office:value-type="float" office:value="171" calcext:value-type="float">
            <text:p><text:s text:c="3"/>171</text:p>
          </table:table-cell>
          <table:table-cell table:style-name="ce64" office:value-type="float" office:value="91" calcext:value-type="float">
            <text:p><text:s text:c="3"/>91</text:p>
          </table:table-cell>
          <table:table-cell table:style-name="ce64" office:value-type="float" office:value="46" calcext:value-type="float">
            <text:p><text:s text:c="3"/>46</text:p>
          </table:table-cell>
          <table:table-cell table:style-name="ce43"/>
          <table:table-cell table:style-name="ce41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4" office:value-type="float" office:value="13765" calcext:value-type="float">
            <text:p><text:s text:c="3"/>13,765</text:p>
          </table:table-cell>
          <table:table-cell table:style-name="ce64" office:value-type="float" office:value="13991" calcext:value-type="float">
            <text:p><text:s text:c="3"/>13,991</text:p>
          </table:table-cell>
          <table:table-cell table:style-name="ce64" office:value-type="float" office:value="3176" calcext:value-type="float">
            <text:p><text:s text:c="3"/>3,176</text:p>
          </table:table-cell>
          <table:table-cell table:style-name="ce64" office:value-type="float" office:value="3644" calcext:value-type="float">
            <text:p><text:s text:c="3"/>3,644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64" office:value-type="float" office:value="38" calcext:value-type="float">
            <text:p><text:s text:c="3"/>38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64" office:value-type="float" office:value="6214" calcext:value-type="float">
            <text:p><text:s text:c="3"/>6,214</text:p>
          </table:table-cell>
          <table:table-cell table:style-name="ce56" office:value-type="float" office:value="1956" calcext:value-type="float">
            <text:p><text:s text:c="3"/>1,95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57" office:value-type="float" office:value="17675" calcext:value-type="float">
            <text:p><text:s text:c="3"/>17,675</text:p>
          </table:table-cell>
          <table:table-cell table:style-name="ce57" office:value-type="float" office:value="2981" calcext:value-type="float">
            <text:p><text:s text:c="3"/>2,981</text:p>
          </table:table-cell>
          <table:table-cell table:style-name="ce57" office:value-type="float" office:value="2188" calcext:value-type="float">
            <text:p><text:s text:c="3"/>2,188</text:p>
          </table:table-cell>
          <table:table-cell table:style-name="ce57" office:value-type="float" office:value="87" calcext:value-type="float">
            <text:p><text:s text:c="3"/>87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44"/>
          <table:table-cell table:style-name="ce4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700" calcext:value-type="float">
            <text:p><text:s text:c="3"/>1,700</text:p>
          </table:table-cell>
          <table:table-cell table:style-name="ce69" office:value-type="float" office:value="1757" calcext:value-type="float">
            <text:p><text:s text:c="3"/>1,757</text:p>
          </table:table-cell>
          <table:table-cell table:style-name="ce69" office:value-type="float" office:value="284" calcext:value-type="float">
            <text:p><text:s text:c="3"/>284</text:p>
          </table:table-cell>
          <table:table-cell table:style-name="ce69" office:value-type="float" office:value="299" calcext:value-type="float">
            <text:p><text:s text:c="3"/>29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761" calcext:value-type="float">
            <text:p><text:s text:c="3"/>761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275" calcext:value-type="float">
            <text:p><text:s text:c="3"/>275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939" calcext:value-type="float">
            <text:p><text:s text:c="3"/>939</text:p>
          </table:table-cell>
          <table:table-cell table:style-name="ce68" office:value-type="float" office:value="975" calcext:value-type="float">
            <text:p><text:s text:c="3"/>975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112" calcext:value-type="float">
            <text:p><text:s text:c="3"/>11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7996" calcext:value-type="float">
            <text:p><text:s text:c="3"/>7,996</text:p>
          </table:table-cell>
          <table:table-cell table:style-name="ce69" office:value-type="float" office:value="7851" calcext:value-type="float">
            <text:p><text:s text:c="3"/>7,851</text:p>
          </table:table-cell>
          <table:table-cell table:style-name="ce69" office:value-type="float" office:value="1405" calcext:value-type="float">
            <text:p><text:s text:c="3"/>1,405</text:p>
          </table:table-cell>
          <table:table-cell table:style-name="ce69" office:value-type="float" office:value="945" calcext:value-type="float">
            <text:p><text:s text:c="3"/>945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3565" calcext:value-type="float">
            <text:p><text:s text:c="3"/>3,565</text:p>
          </table:table-cell>
          <table:table-cell table:style-name="ce56" office:value-type="float" office:value="3541" calcext:value-type="float">
            <text:p><text:s text:c="3"/>3,541</text:p>
          </table:table-cell>
          <table:table-cell table:style-name="ce56" office:value-type="float" office:value="720" calcext:value-type="float">
            <text:p><text:s text:c="3"/>720</text:p>
          </table:table-cell>
          <table:table-cell table:style-name="ce56" office:value-type="float" office:value="612" calcext:value-type="float">
            <text:p><text:s text:c="3"/>612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409" calcext:value-type="float">
            <text:p><text:s text:c="3"/>1,409</text:p>
          </table:table-cell>
          <table:table-cell table:style-name="ce56" office:value-type="float" office:value="524" calcext:value-type="float">
            <text:p><text:s text:c="3"/>52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4431" calcext:value-type="float">
            <text:p><text:s text:c="3"/>4,431</text:p>
          </table:table-cell>
          <table:table-cell table:style-name="ce68" office:value-type="float" office:value="4310" calcext:value-type="float">
            <text:p><text:s text:c="3"/>4,310</text:p>
          </table:table-cell>
          <table:table-cell table:style-name="ce68" office:value-type="float" office:value="685" calcext:value-type="float">
            <text:p><text:s text:c="3"/>685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2031" calcext:value-type="float">
            <text:p><text:s text:c="3"/>2,031</text:p>
          </table:table-cell>
          <table:table-cell table:style-name="ce69" office:value-type="float" office:value="1702" calcext:value-type="float">
            <text:p><text:s text:c="3"/>1,702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69" office:value-type="float" office:value="290" calcext:value-type="float">
            <text:p><text:s text:c="3"/>29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861" calcext:value-type="float">
            <text:p><text:s text:c="3"/>861</text:p>
          </table:table-cell>
          <table:table-cell table:style-name="ce56" office:value-type="float" office:value="750" calcext:value-type="float">
            <text:p><text:s text:c="3"/>750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14" calcext:value-type="float">
            <text:p><text:s text:c="3"/>414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1170" calcext:value-type="float">
            <text:p><text:s text:c="3"/>1,170</text:p>
          </table:table-cell>
          <table:table-cell table:style-name="ce68" office:value-type="float" office:value="952" calcext:value-type="float">
            <text:p><text:s text:c="3"/>952</text:p>
          </table:table-cell>
          <table:table-cell table:style-name="ce68" office:value-type="float" office:value="207" calcext:value-type="float">
            <text:p><text:s text:c="3"/>20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number-columns-repeated="2" table:style-name="ce68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672" calcext:value-type="float">
            <text:p><text:s text:c="3"/>1,672</text:p>
          </table:table-cell>
          <table:table-cell table:style-name="ce69" office:value-type="float" office:value="1536" calcext:value-type="float">
            <text:p><text:s text:c="3"/>1,536</text:p>
          </table:table-cell>
          <table:table-cell table:style-name="ce69" office:value-type="float" office:value="409" calcext:value-type="float">
            <text:p><text:s text:c="3"/>409</text:p>
          </table:table-cell>
          <table:table-cell table:style-name="ce69" office:value-type="float" office:value="372" calcext:value-type="float">
            <text:p><text:s text:c="3"/>372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700" calcext:value-type="float">
            <text:p><text:s text:c="3"/>700</text:p>
          </table:table-cell>
          <table:table-cell table:style-name="ce56" office:value-type="float" office:value="656" calcext:value-type="float">
            <text:p><text:s text:c="3"/>656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227" calcext:value-type="float">
            <text:p><text:s text:c="3"/>227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97" calcext:value-type="float">
            <text:p><text:s text:c="3"/>397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972" calcext:value-type="float">
            <text:p><text:s text:c="3"/>972</text:p>
          </table:table-cell>
          <table:table-cell table:style-name="ce68" office:value-type="float" office:value="880" calcext:value-type="float">
            <text:p><text:s text:c="3"/>880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3347" calcext:value-type="float">
            <text:p><text:s text:c="3"/>3,347</text:p>
          </table:table-cell>
          <table:table-cell table:style-name="ce69" office:value-type="float" office:value="3685" calcext:value-type="float">
            <text:p><text:s text:c="3"/>3,685</text:p>
          </table:table-cell>
          <table:table-cell table:style-name="ce69" office:value-type="float" office:value="939" calcext:value-type="float">
            <text:p><text:s text:c="3"/>939</text:p>
          </table:table-cell>
          <table:table-cell table:style-name="ce69" office:value-type="float" office:value="780" calcext:value-type="float">
            <text:p><text:s text:c="3"/>78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1413" calcext:value-type="float">
            <text:p><text:s text:c="3"/>1,413</text:p>
          </table:table-cell>
          <table:table-cell table:style-name="ce56" office:value-type="float" office:value="1580" calcext:value-type="float">
            <text:p><text:s text:c="3"/>1,580</text:p>
          </table:table-cell>
          <table:table-cell table:style-name="ce56" office:value-type="float" office:value="491" calcext:value-type="float">
            <text:p><text:s text:c="3"/>491</text:p>
          </table:table-cell>
          <table:table-cell table:style-name="ce56" office:value-type="float" office:value="472" calcext:value-type="float">
            <text:p><text:s text:c="3"/>47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916" calcext:value-type="float">
            <text:p><text:s text:c="3"/>91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1934" calcext:value-type="float">
            <text:p><text:s text:c="3"/>1,934</text:p>
          </table:table-cell>
          <table:table-cell table:style-name="ce68" office:value-type="float" office:value="2105" calcext:value-type="float">
            <text:p><text:s text:c="3"/>2,105</text:p>
          </table:table-cell>
          <table:table-cell table:style-name="ce68" office:value-type="float" office:value="448" calcext:value-type="float">
            <text:p><text:s text:c="3"/>448</text:p>
          </table:table-cell>
          <table:table-cell table:style-name="ce68" office:value-type="float" office:value="308" calcext:value-type="float">
            <text:p><text:s text:c="3"/>30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251" calcext:value-type="float">
            <text:p><text:s text:c="3"/>1,251</text:p>
          </table:table-cell>
          <table:table-cell table:style-name="ce69" office:value-type="float" office:value="1448" calcext:value-type="float">
            <text:p><text:s text:c="3"/>1,448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69" office:value-type="float" office:value="361" calcext:value-type="float">
            <text:p><text:s text:c="3"/>361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562" calcext:value-type="float">
            <text:p><text:s text:c="3"/>562</text:p>
          </table:table-cell>
          <table:table-cell table:style-name="ce56" office:value-type="float" office:value="615" calcext:value-type="float">
            <text:p><text:s text:c="3"/>615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689" calcext:value-type="float">
            <text:p><text:s text:c="3"/>689</text:p>
          </table:table-cell>
          <table:table-cell table:style-name="ce68" office:value-type="float" office:value="833" calcext:value-type="float">
            <text:p><text:s text:c="3"/>83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935" calcext:value-type="float">
            <text:p><text:s text:c="3"/>1,935</text:p>
          </table:table-cell>
          <table:table-cell table:style-name="ce69" office:value-type="float" office:value="1996" calcext:value-type="float">
            <text:p><text:s text:c="3"/>1,996</text:p>
          </table:table-cell>
          <table:table-cell table:style-name="ce69" office:value-type="float" office:value="501" calcext:value-type="float">
            <text:p><text:s text:c="3"/>501</text:p>
          </table:table-cell>
          <table:table-cell table:style-name="ce69" office:value-type="float" office:value="550" calcext:value-type="float">
            <text:p><text:s text:c="3"/>550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856" calcext:value-type="float">
            <text:p><text:s text:c="3"/>856</text:p>
          </table:table-cell>
          <table:table-cell table:style-name="ce56" office:value-type="float" office:value="852" calcext:value-type="float">
            <text:p><text:s text:c="3"/>852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56" office:value-type="float" office:value="346" calcext:value-type="float">
            <text:p><text:s text:c="3"/>346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97" calcext:value-type="float">
            <text:p><text:s text:c="3"/>397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1079" calcext:value-type="float">
            <text:p><text:s text:c="3"/>1,079</text:p>
          </table:table-cell>
          <table:table-cell table:style-name="ce68" office:value-type="float" office:value="1144" calcext:value-type="float">
            <text:p><text:s text:c="3"/>1,144</text:p>
          </table:table-cell>
          <table:table-cell table:style-name="ce68" office:value-type="float" office:value="241" calcext:value-type="float">
            <text:p><text:s text:c="3"/>241</text:p>
          </table:table-cell>
          <table:table-cell table:style-name="ce68" office:value-type="float" office:value="204" calcext:value-type="float">
            <text:p><text:s text:c="3"/>204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579" calcext:value-type="float">
            <text:p><text:s text:c="3"/>1,579</text:p>
          </table:table-cell>
          <table:table-cell table:style-name="ce69" office:value-type="float" office:value="1728" calcext:value-type="float">
            <text:p><text:s text:c="3"/>1,728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9" office:value-type="float" office:value="459" calcext:value-type="float">
            <text:p><text:s text:c="3"/>45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698" calcext:value-type="float">
            <text:p><text:s text:c="3"/>698</text:p>
          </table:table-cell>
          <table:table-cell table:style-name="ce56" office:value-type="float" office:value="755" calcext:value-type="float">
            <text:p><text:s text:c="3"/>755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286" calcext:value-type="float">
            <text:p><text:s text:c="3"/>286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11" calcext:value-type="float">
            <text:p><text:s text:c="3"/>311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881" calcext:value-type="float">
            <text:p><text:s text:c="3"/>881</text:p>
          </table:table-cell>
          <table:table-cell table:style-name="ce68" office:value-type="float" office:value="973" calcext:value-type="float">
            <text:p><text:s text:c="3"/>973</text:p>
          </table:table-cell>
          <table:table-cell table:style-name="ce68" office:value-type="float" office:value="159" calcext:value-type="float">
            <text:p><text:s text:c="3"/>159</text:p>
          </table:table-cell>
          <table:table-cell table:style-name="ce68" office:value-type="float" office:value="173" calcext:value-type="float">
            <text:p><text:s text:c="3"/>17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2354" calcext:value-type="float">
            <text:p><text:s text:c="3"/>2,354</text:p>
          </table:table-cell>
          <table:table-cell table:style-name="ce69" office:value-type="float" office:value="2718" calcext:value-type="float">
            <text:p><text:s text:c="3"/>2,718</text:p>
          </table:table-cell>
          <table:table-cell table:style-name="ce69" office:value-type="float" office:value="434" calcext:value-type="float">
            <text:p><text:s text:c="3"/>434</text:p>
          </table:table-cell>
          <table:table-cell table:style-name="ce69" office:value-type="float" office:value="642" calcext:value-type="float">
            <text:p><text:s text:c="3"/>642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1008" calcext:value-type="float">
            <text:p><text:s text:c="3"/>1,008</text:p>
          </table:table-cell>
          <table:table-cell table:style-name="ce56" office:value-type="float" office:value="1164" calcext:value-type="float">
            <text:p><text:s text:c="3"/>1,164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487" calcext:value-type="float">
            <text:p><text:s text:c="3"/>487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1346" calcext:value-type="float">
            <text:p><text:s text:c="3"/>1,346</text:p>
          </table:table-cell>
          <table:table-cell table:style-name="ce68" office:value-type="float" office:value="1554" calcext:value-type="float">
            <text:p><text:s text:c="3"/>1,554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676" calcext:value-type="float">
            <text:p><text:s text:c="3"/>676</text:p>
          </table:table-cell>
          <table:table-cell table:style-name="ce69" office:value-type="float" office:value="681" calcext:value-type="float">
            <text:p><text:s text:c="3"/>681</text:p>
          </table:table-cell>
          <table:table-cell table:style-name="ce69" office:value-type="float" office:value="152" calcext:value-type="float">
            <text:p><text:s text:c="3"/>152</text:p>
          </table:table-cell>
          <table:table-cell table:style-name="ce69" office:value-type="float" office:value="203" calcext:value-type="float">
            <text:p><text:s text:c="3"/>203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315" calcext:value-type="float">
            <text:p><text:s text:c="3"/>315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8" calcext:value-type="float">
            <text:p><text:s text:c="3"/>8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486" calcext:value-type="float">
            <text:p><text:s text:c="3"/>1,486</text:p>
          </table:table-cell>
          <table:table-cell table:style-name="ce69" office:value-type="float" office:value="1536" calcext:value-type="float">
            <text:p><text:s text:c="3"/>1,536</text:p>
          </table:table-cell>
          <table:table-cell table:style-name="ce69" office:value-type="float" office:value="185" calcext:value-type="float">
            <text:p><text:s text:c="3"/>185</text:p>
          </table:table-cell>
          <table:table-cell table:style-name="ce69" office:value-type="float" office:value="291" calcext:value-type="float">
            <text:p><text:s text:c="3"/>291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673" calcext:value-type="float">
            <text:p><text:s text:c="3"/>673</text:p>
          </table:table-cell>
          <table:table-cell table:style-name="ce56" office:value-type="float" office:value="681" calcext:value-type="float">
            <text:p><text:s text:c="3"/>681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57" calcext:value-type="float">
            <text:p><text:s text:c="3"/>257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813" calcext:value-type="float">
            <text:p><text:s text:c="3"/>813</text:p>
          </table:table-cell>
          <table:table-cell table:style-name="ce68" office:value-type="float" office:value="855" calcext:value-type="float">
            <text:p><text:s text:c="3"/>855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443" calcext:value-type="float">
            <text:p><text:s text:c="3"/>443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734" calcext:value-type="float">
            <text:p><text:s text:c="3"/>1,734</text:p>
          </table:table-cell>
          <table:table-cell table:style-name="ce69" office:value-type="float" office:value="1819" calcext:value-type="float">
            <text:p><text:s text:c="3"/>1,819</text:p>
          </table:table-cell>
          <table:table-cell table:style-name="ce69" office:value-type="float" office:value="164" calcext:value-type="float">
            <text:p><text:s text:c="3"/>164</text:p>
          </table:table-cell>
          <table:table-cell table:style-name="ce69" office:value-type="float" office:value="241" calcext:value-type="float">
            <text:p><text:s text:c="3"/>24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813" calcext:value-type="float">
            <text:p><text:s text:c="3"/>81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921" calcext:value-type="float">
            <text:p><text:s text:c="3"/>921</text:p>
          </table:table-cell>
          <table:table-cell table:style-name="ce68" office:value-type="float" office:value="985" calcext:value-type="float">
            <text:p><text:s text:c="3"/>98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906" calcext:value-type="float">
            <text:p><text:s text:c="3"/>1,906</text:p>
          </table:table-cell>
          <table:table-cell table:style-name="ce69" office:value-type="float" office:value="1784" calcext:value-type="float">
            <text:p><text:s text:c="3"/>1,784</text:p>
          </table:table-cell>
          <table:table-cell table:style-name="ce69" office:value-type="float" office:value="414" calcext:value-type="float">
            <text:p><text:s text:c="3"/>414</text:p>
          </table:table-cell>
          <table:table-cell table:style-name="ce69" office:value-type="float" office:value="196" calcext:value-type="float">
            <text:p><text:s text:c="3"/>196</text:p>
          </table:table-cell>
          <table:table-cell table:number-columns-repeated="2" table:style-name="ce6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847" calcext:value-type="float">
            <text:p><text:s text:c="3"/>847</text:p>
          </table:table-cell>
          <table:table-cell table:style-name="ce56" office:value-type="float" office:value="808" calcext:value-type="float">
            <text:p><text:s text:c="3"/>808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95" calcext:value-type="float">
            <text:p><text:s text:c="3"/>395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1059" calcext:value-type="float">
            <text:p><text:s text:c="3"/>1,059</text:p>
          </table:table-cell>
          <table:table-cell table:style-name="ce68" office:value-type="float" office:value="976" calcext:value-type="float">
            <text:p><text:s text:c="3"/>976</text:p>
          </table:table-cell>
          <table:table-cell table:style-name="ce68" office:value-type="float" office:value="194" calcext:value-type="float">
            <text:p><text:s text:c="3"/>194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1060" calcext:value-type="float">
            <text:p><text:s text:c="3"/>1,060</text:p>
          </table:table-cell>
          <table:table-cell table:style-name="ce69" office:value-type="float" office:value="1108" calcext:value-type="float">
            <text:p><text:s text:c="3"/>1,108</text:p>
          </table:table-cell>
          <table:table-cell table:style-name="ce69" office:value-type="float" office:value="151" calcext:value-type="float">
            <text:p><text:s text:c="3"/>151</text:p>
          </table:table-cell>
          <table:table-cell table:style-name="ce69" office:value-type="float" office:value="135" calcext:value-type="float">
            <text:p><text:s text:c="3"/>135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447" calcext:value-type="float">
            <text:p><text:s text:c="3"/>447</text:p>
          </table:table-cell>
          <table:table-cell table:style-name="ce56" office:value-type="float" office:value="479" calcext:value-type="float">
            <text:p><text:s text:c="3"/>479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613" calcext:value-type="float">
            <text:p><text:s text:c="3"/>613</text:p>
          </table:table-cell>
          <table:table-cell table:style-name="ce68" office:value-type="float" office:value="629" calcext:value-type="float">
            <text:p><text:s text:c="3"/>629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0" office:value-type="string" office:string-value="計" calcext:value-type="string">
            <text:p><text:s/>計 </text:p>
          </table:table-cell>
          <table:table-cell table:style-name="ce64" office:value-type="float" office:value="715" calcext:value-type="float">
            <text:p><text:s text:c="3"/>715</text:p>
          </table:table-cell>
          <table:table-cell table:style-name="ce64" office:value-type="float" office:value="399" calcext:value-type="float">
            <text:p><text:s text:c="3"/>399</text:p>
          </table:table-cell>
          <table:table-cell table:style-name="ce64" office:value-type="float" office:value="117" calcext:value-type="float">
            <text:p><text:s text:c="3"/>117</text:p>
          </table:table-cell>
          <table:table-cell table:style-name="ce64" office:value-type="float" office:value="50" calcext:value-type="float">
            <text:p><text:s text:c="3"/>50</text:p>
          </table:table-cell>
          <table:table-cell table:style-name="ce64" office:value-type="float" office:value="1" calcext:value-type="float">
            <text:p><text:s text:c="3"/>1</text:p>
          </table:table-cell>
          <table:table-cell table:number-columns-repeated="2" table:style-name="ce64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建省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349" calcext:value-type="float">
            <text:p><text:s text:c="3"/>349</text:p>
          </table:table-cell>
          <table:table-cell table:style-name="ce43" office:value-type="float" office:value="224" calcext:value-type="float">
            <text:p><text:s text:c="3"/>224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43" office:value-type="float" office:value="73" calcext:value-type="float">
            <text:p><text:s text:c="3"/>73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366" calcext:value-type="float">
            <text:p><text:s text:c="3"/>366</text:p>
          </table:table-cell>
          <table:table-cell table:style-name="ce44" office:value-type="float" office:value="175" calcext:value-type="float">
            <text:p><text:s text:c="3"/>17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19" calcext:value-type="float">
            <text:p><text:s text:c="3"/>19</text:p>
          </table:table-cell>
          <table:table-cell table:number-columns-repeated="3"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69" office:value-type="float" office:value="107" calcext:value-type="float">
            <text:p><text:s text:c="3"/>107</text:p>
          </table:table-cell>
          <table:table-cell table:style-name="ce69" office:value-type="float" office:value="48" calcext:value-type="float">
            <text:p><text:s text:c="3"/>4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56" office:value-type="float" office:value="177" calcext:value-type="float">
            <text:p><text:s text:c="3"/>177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68" office:value-type="float" office:value="348" calcext:value-type="float">
            <text:p><text:s text:c="3"/>348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69" office:value-type="float" office:value="65" calcext:value-type="float">
            <text:p><text:s text:c="3"/>65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2" calcext:value-type="float">
            <text:p><text:s text:c="3"/>2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6" office:value-type="string" office:string-value="女" calcext:value-type="string">
            <text:p><text:s/>女 </text:p>
          </table:table-cell>
          <table:table-cell table:number-columns-repeated="2" table:style-name="ce68" office:value-type="float" office:value="18" calcext:value-type="float">
            <text:p><text:s text:c="3"/>1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57" office:value-type="float" office:value="0" calcext:value-type="float">
            <text:p>—</text:p>
          </table:table-cell>
          <table:table-cell table:style-name="ce68" table:number-columns-repeated="2"/>
          <table:table-cell table:style-name="ce88" table:number-columns-repeated="19"/>
          <table:table-cell table:number-columns-repeated="994"/>
        </table:table-row>
        <table:table-row table:style-name="ro3">
          <table:table-cell table:style-name="ce107" office:value-type="string" calcext:value-type="string">
            <text:p>說明：<text:span text:style-name="T1">99年12月25日起，縣市改制直轄市為臺北縣改制為新北市、</text:span></text:p>
          </table:table-cell>
          <table:table-cell table:style-name="ce116" table:number-columns-repeated="5"/>
          <table:table-cell table:style-name="ce60"/>
          <table:table-cell table:style-name="ce118" office:value-type="string" calcext:value-type="string" table:number-columns-spanned="4" table:number-rows-spanned="1">
            <text:p>內政部戶政司 民國100年1月5日編製</text:p>
          </table:table-cell>
          <table:covered-table-cell table:number-columns-repeated="3" table:style-name="ce119"/>
          <table:table-cell table:style-name="ce122" table:number-columns-repeated="1013"/>
        </table:table-row>
        <table:table-row table:style-name="ro5">
          <table:table-cell table:style-name="ce107" office:value-type="string" calcext:value-type="string">
            <text:p> <text:span text:style-name="T1">          臺中縣市合併改制為臺中市、臺南縣市合併改制為臺南市、</text:span></text:p>
          </table:table-cell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11">
          <table:table-cell table:style-name="ce108" office:value-type="string" calcext:value-type="string">
            <text:p>    <text:span text:style-name="T1">       高雄縣市合併改制為高雄市。                  </text:span></text:p>
          </table:table-cell>
          <table:table-cell table:number-columns-repeated="3"/>
          <table:table-cell table:style-name="ce59" table:number-columns-repeated="5"/>
          <table:table-cell table:style-name="ce120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6T13:46:43</meta:creation-date>
    <dc:creator>user</dc:creator>
    <dc:date>2011-01-06T13:47:42</dc:date>
    <meta:document-statistic meta:table-count="2" meta:cell-count="1494" meta:object-count="0"/>
    <meta:generator>LibreOffice/5.0.5.2$Windows_x86 LibreOffice_project/55b006a02d247b5f7215fc6ea0fde844b30035b3</meta:generator>
  </office:meta>
</office:document-meta>
</file>